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593cm" style:rel-column-width="8581*"/>
    </style:style>
    <style:style style:name="Tabella4.B" style:family="table-column">
      <style:table-column-properties style:column-width="7.62cm" style:rel-column-width="25219*"/>
    </style:style>
    <style:style style:name="Tabella4.C" style:family="table-column">
      <style:table-column-properties style:column-width="9.589cm" style:rel-column-width="31735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9.604cm" fo:margin-left="0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1.2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tinte prodotti ordinati:<text:span text:style-name="T3"><text:placeholder text:placeholder-type="text">&lt;load_bom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12">Prodotto</text:p>
            </table:table-cell>
            <table:covered-table-cell/>
            <table:table-cell table:style-name="Tabella4.C1" office:value-type="string">
              <text:p text:style-name="P12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6"><text:text-input text:description="&lt;for each=&quot;item in get_bom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B3" office:value-type="string">
            <text:p text:style-name="P10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8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9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11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5"/>
          </table:table-cell>
        </table:table-row>
        <table:table-row>
          <table:table-cell table:style-name="Tabella4.A4" table:number-columns-spanned="3" office:value-type="string">
            <text:p text:style-name="P5"><text:text-input text:description="&lt;/for&gt;">ends for loop</text:text-input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6:29:23.871363384</dc:date>
    <dc:creator>thebrush </dc:creator>
    <meta:editing-duration>PT14H26M28S</meta:editing-duration>
    <meta:editing-cycles>143</meta:editing-cycles>
    <meta:document-statistic meta:table-count="2" meta:image-count="1" meta:object-count="0" meta:page-count="1" meta:paragraph-count="15" meta:word-count="58" meta:character-count="476" meta:non-whitespace-character-count="439"/>
  </office:meta>
</office:document-meta>
</file>